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7.902cm" fo:margin-left="0cm" fo:margin-top="0cm" fo:margin-bottom="0cm" table:align="left" style:writing-mode="lr-tb"/>
    </style:style>
    <style:style style:name="Tabella1.A" style:family="table-column">
      <style:table-column-properties style:column-width="7.90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ffffff" fo:padding="0.097cm" fo:border="none">
        <style:background-image/>
      </style:table-cell-properties>
    </style:style>
    <style:style style:name="Tabella2" style:family="table">
      <style:table-properties style:width="17.117cm" fo:margin-left="-0.021cm" fo:margin-top="0cm" fo:margin-bottom="0cm" table:align="left" style:writing-mode="lr-tb"/>
    </style:style>
    <style:style style:name="Tabella2.A" style:family="table-column">
      <style:table-column-properties style:column-width="8.692cm"/>
    </style:style>
    <style:style style:name="Tabella2.B" style:family="table-column">
      <style:table-column-properties style:column-width="8.423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3" style:family="table">
      <style:table-properties style:width="17.247cm" fo:margin-left="-0.123cm" fo:margin-top="0cm" fo:margin-bottom="0cm" table:align="left" style:writing-mode="lr-tb"/>
    </style:style>
    <style:style style:name="Tabella3.A" style:family="table-column">
      <style:table-column-properties style:column-width="2.122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none"/>
    </style:style>
    <style:style style:name="Tabella3.B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text-properties style:font-name="Verdana" fo:font-size="9pt" fo:font-weight="bold" style:font-size-asian="9pt" style:font-weight-asian="bold" style:font-name-complex="Verdana1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name-complex="Verdana1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name-complex="Verdana1" style:font-weight-complex="bold"/>
    </style:style>
    <style:style style:name="P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Verdana" fo:font-size="9pt" fo:font-style="normal" style:font-size-asian="9pt" style:font-style-asian="normal" style:font-size-complex="9pt" style:font-style-complex="normal"/>
    </style:style>
    <style:style style:name="P5" style:family="paragraph" style:parent-style-name="Standard">
      <style:paragraph-properties>
        <style:tab-stops/>
      </style:paragraph-properties>
      <style:text-properties style:font-name="Verdana" fo:font-size="9pt" style:font-size-asian="9pt" style:font-name-complex="Verdana1" style:font-size-complex="9pt"/>
    </style:style>
    <style:style style:name="P6" style:family="paragraph" style:parent-style-name="Standard">
      <style:text-properties style:font-name="Verdana" fo:font-size="9pt" style:font-name-asian="Arial Unicode MS" style:font-size-asian="9pt" style:font-name-complex="Verdana1"/>
    </style:style>
    <style:style style:name="P7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>
      <style:paragraph-properties fo:margin-left="2.251cm" fo:margin-right="0cm" fo:text-indent="-2.251cm" style:auto-text-indent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12" style:family="paragraph" style:parent-style-name="Standard">
      <style:paragraph-properties fo:margin-left="2.251cm" fo:margin-right="0cm" fo:text-indent="-2.251cm" style:auto-text-indent="false"/>
      <style:text-properties style:font-name="Verdana" fo:font-size="9pt" style:font-size-asian="9pt" style:font-name-complex="Verdana1"/>
    </style:style>
    <style:style style:name="P13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Verdana" fo:font-size="9pt" style:font-size-asian="9pt" style:font-name-complex="Verdana1" style:font-size-complex="12pt"/>
    </style:style>
    <style:style style:name="P15" style:family="paragraph" style:parent-style-name="Standard">
      <style:paragraph-properties fo:margin-left="0.199cm" fo:margin-right="0cm" fo:text-align="justify" style:justify-single-word="false" fo:text-indent="1.05cm" style:auto-text-indent="false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Verdana" fo:font-size="9pt" style:font-size-asian="9pt" style:font-name-complex="Verdana1"/>
    </style:style>
    <style:style style:name="P17" style:family="paragraph" style:parent-style-name="Standard">
      <style:paragraph-properties fo:margin-left="1.251cm" fo:margin-right="0cm" fo:text-indent="0.501cm" style:auto-text-indent="false"/>
      <style:text-properties style:font-name="Verdana" fo:font-size="9pt" style:font-size-asian="9pt" style:font-name-complex="Verdana1"/>
    </style:style>
    <style:style style:name="P18" style:family="paragraph" style:parent-style-name="Standard">
      <style:paragraph-properties fo:margin-left="1.251cm" fo:margin-right="-0.503cm" fo:text-indent="0cm" style:auto-text-indent="false"/>
      <style:text-properties style:font-name="Verdana" fo:font-size="9pt" style:font-size-asian="9pt" style:font-name-complex="Verdana1"/>
    </style:style>
    <style:style style:name="P19" style:family="paragraph" style:parent-style-name="Standard">
      <style:paragraph-properties fo:margin-left="1.251cm" fo:margin-right="0cm" fo:text-indent="-1.268cm" style:auto-text-indent="false">
        <style:tab-stops>
          <style:tab-stop style:position="1.752cm"/>
        </style:tab-stops>
      </style:paragraph-properties>
    </style:style>
    <style:style style:name="P20" style:family="paragraph" style:parent-style-name="Standard">
      <style:paragraph-properties fo:margin-left="8.742cm" fo:margin-right="0cm" fo:text-align="center" style:justify-single-word="false" fo:text-indent="1.249cm" style:auto-text-indent="false"/>
    </style:style>
    <style:style style:name="P21" style:family="paragraph" style:parent-style-name="Standard">
      <style:paragraph-properties fo:margin-left="1.251cm" fo:margin-right="0cm" fo:text-indent="0cm" style:auto-text-indent="false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Verdana" fo:font-size="9pt" style:font-size-asian="9pt" style:font-name-complex="Verdana1"/>
    </style:style>
    <style:style style:name="P23" style:family="paragraph" style:parent-style-name="Standard" style:master-page-name="Standard">
      <style:paragraph-properties fo:text-align="justify" style:justify-single-word="false" style:page-number="auto"/>
    </style:style>
    <style:style style:name="P24" style:family="paragraph" style:parent-style-name="Caption">
      <style:paragraph-properties fo:margin-left="0.751cm" fo:margin-right="0cm" fo:text-indent="-0.751cm" style:auto-text-indent="false"/>
    </style:style>
    <style:style style:name="P25" style:family="paragraph" style:parent-style-name="Caption">
      <style:paragraph-properties fo:margin-left="0cm" fo:margin-right="-0.123cm" fo:text-indent="0cm" style:auto-text-indent="false"/>
    </style:style>
    <style:style style:name="P26" style:family="paragraph" style:parent-style-name="Footer">
      <style:paragraph-properties fo:text-align="center" style:justify-single-word="false"/>
    </style:style>
    <style:style style:name="P27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28" style:family="paragraph" style:parent-style-name="Text_20_body_20_indent">
      <style:paragraph-properties fo:margin-left="1.249cm" fo:margin-right="0cm" fo:text-indent="0cm" style:auto-text-indent="false"/>
    </style:style>
    <style:style style:name="P29" style:family="paragraph" style:parent-style-name="Heading_20_9" style:list-style-name="WWNum1"/>
    <style:style style:name="P30" style:family="paragraph" style:parent-style-name="Header">
      <style:text-properties style:font-name="Verdana" fo:font-size="9pt" style:font-size-asian="9pt" style:font-name-complex="Verdana1"/>
    </style:style>
    <style:style style:name="P31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32" style:family="paragraph" style:parent-style-name="Header">
      <style:paragraph-properties>
        <style:tab-stops/>
      </style:paragraph-properties>
    </style:style>
    <style:style style:name="P33" style:family="paragraph" style:parent-style-name="Header">
      <style:paragraph-properties fo:text-align="center" style:justify-single-word="false"/>
    </style:style>
    <style:style style:name="P34" style:family="paragraph" style:parent-style-name="Text_20_body">
      <style:paragraph-properties fo:margin-left="1.251cm" fo:margin-right="0cm" fo:text-indent="0cm" style:auto-text-indent="false"/>
    </style:style>
    <style:style style:name="P35" style:family="paragraph" style:parent-style-name="Heading_20_3" style:list-style-name="WWNum1">
      <style:paragraph-properties fo:margin-left="10.001cm" fo:margin-right="0cm" fo:text-indent="0cm" style:auto-text-indent="false"/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P36" style:family="paragraph" style:parent-style-name="Heading_20_4" style:list-style-name="WWNum1">
      <style:paragraph-properties fo:margin-left="8.001cm" fo:margin-right="0cm" fo:text-indent="0cm" style:auto-text-indent="false"/>
    </style:style>
    <style:style style:name="P37" style:family="paragraph" style:parent-style-name="Heading_20_1" style:list-style-name="WWNum1">
      <style:paragraph-properties fo:text-align="center" style:justify-single-word="false"/>
    </style:style>
    <style:style style:name="P38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style:font-name="Verdana" fo:font-size="9pt" fo:font-weight="bold" style:font-size-asian="9pt" style:font-weight-asian="bold" style:font-name-complex="Verdana1"/>
    </style:style>
    <style:style style:name="T2" style:family="text">
      <style:text-properties style:font-name="Verdana" fo:font-size="9pt" fo:font-weight="bold" style:font-size-asian="9pt" style:font-weight-asian="bold" style:font-name-complex="Verdana1" style:font-size-complex="9pt"/>
    </style:style>
    <style:style style:name="T3" style:family="text">
      <style:text-properties style:font-name="Verdana" fo:font-size="9pt" fo:font-weight="bold" style:font-name-asian="Verdana1" style:font-size-asian="9pt" style:font-weight-asian="bold" style:font-name-complex="Verdana1"/>
    </style:style>
    <style:style style:name="T4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5" style:family="text">
      <style:text-properties style:font-name="Verdana" fo:font-size="9pt" style:font-size-asian="9pt" style:font-name-complex="Arial1" style:font-size-complex="9pt"/>
    </style:style>
    <style:style style:name="T6" style:family="text">
      <style:text-properties style:font-name="Verdana" fo:font-size="9pt" style:font-size-asian="9pt" style:font-size-complex="9pt"/>
    </style:style>
    <style:style style:name="T7" style:family="text">
      <style:text-properties style:font-name="Verdana" fo:font-size="9pt" style:font-size-asian="9pt" style:font-name-complex="Verdana1"/>
    </style:style>
    <style:style style:name="T8" style:family="text">
      <style:text-properties style:font-name="Verdana" fo:font-size="9pt" style:font-size-asian="9pt" style:font-name-complex="Verdana1" style:font-weight-complex="bold"/>
    </style:style>
    <style:style style:name="T9" style:family="text">
      <style:text-properties style:font-name="Verdana" fo:font-size="9pt" style:font-size-asian="9pt" style:font-name-complex="Verdana1" style:font-size-complex="12pt"/>
    </style:style>
    <style:style style:name="T10" style:family="text">
      <style:text-properties style:font-name="Verdana" fo:font-size="9pt" fo:font-style="normal" style:font-size-asian="9pt" style:font-style-asian="normal" style:font-name-complex="Arial1" style:font-size-complex="9pt" style:font-style-complex="normal"/>
    </style:style>
    <style:style style:name="T11" style:family="text">
      <style:text-properties style:font-name="Verdana" fo:font-size="9pt" fo:font-style="normal" style:text-underline-style="solid" style:text-underline-width="auto" style:text-underline-color="font-color" style:font-size-asian="9pt" style:font-style-asian="normal" style:font-name-complex="Arial1" style:font-size-complex="9pt" style:font-style-complex="normal"/>
    </style:style>
    <style:style style:name="T12" style:family="text">
      <style:text-properties style:font-name="Verdana" fo:font-size="9pt" fo:language="fr" fo:country="FR" style:font-size-asian="9pt" style:font-name-complex="Verdana1"/>
    </style:style>
    <style:style style:name="T13" style:family="text">
      <style:text-properties style:font-name="Verdana" fo:font-weight="bold" style:font-weight-asian="bold" style:font-name-complex="Verdana1"/>
    </style:style>
    <style:style style:name="T14" style:family="text">
      <style:text-properties style:font-name="Verdana" fo:font-size="10pt" style:font-size-asian="10pt" style:font-name-complex="Verdana1"/>
    </style:style>
    <style:style style:name="T15" style:family="text">
      <style:text-properties fo:font-size="8pt" style:font-size-asian="8pt"/>
    </style:style>
    <style:style style:name="T16" style:family="text">
      <style:text-properties fo:font-size="8pt" style:font-size-asian="8pt" style:font-weight-complex="normal"/>
    </style:style>
    <style:style style:name="T17" style:family="text">
      <style:text-properties style:font-weight-complex="normal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">P.E. : [numero] del [data_pratica]</text:span></text:p>
      <text:p text:style-name="P2"/>
      <text:p text:style-name="P10"><text:span text:style-name="T5">Prot. prat. [protocollo] del [data_protocollo]</text:span>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7"><text:span text:style-name="T10">Alla c.a.</text:span></text:p>
          </table:table-cell>
          <table:table-cell table:style-name="Tabella2.A1" office:value-type="string">
            <table:table table:name="Tabella1" table:style-name="Tabella1">
              <table:table-column table:style-name="Tabella1.A"/>
              <table:table-row table:style-name="Tabella1.1">
                <table:table-cell table:style-name="Tabella1.A1" office:value-type="string">
                  <text:p text:style-name="P8"><text:span text:style-name="T5">[richiedenti.nominativo;block=tbs:row]</text:span></text:p>
                  <text:p text:style-name="P8"><text:span text:style-name="T5">[richiedenti.indirizzo]</text:span></text:p>
                  <text:p text:style-name="P8"><text:bookmark text:name="__DdeLink__192_1628301876"/><text:span text:style-name="T5">[richiedenti.cap] – [richiedenti.comune] ([richiedenti.prov])</text:span></text:p>
                  <text:p text:style-name="P8"><text:span text:style-name="T11">[richiedenti.pec]</text:span></text:p>
                </table:table-cell>
              </table:table-row>
            </table:table>
            <text:p text:style-name="P4"/>
          </table:table-cell>
        </table:table-row>
        <table:table-row table:style-name="Tabella2.1">
          <table:table-cell table:style-name="Tabella2.A1" office:value-type="string">
            <text:p text:style-name="P7"><text:span text:style-name="T5">c/o</text:span></text:p>
          </table:table-cell>
          <table:table-cell table:style-name="Tabella2.A1" office:value-type="string">
            <text:p text:style-name="P8"><text:span text:style-name="T5">[progettisti.nominativo;block=tbs:row]</text:span></text:p>
            <text:p text:style-name="P8"><text:span text:style-name="T5">[progettisti.indirizzo]</text:span></text:p>
            <text:p text:style-name="P8"><text:span text:style-name="T5">[progettisti.cap] – [progettisti.comune] ([progettisti.prov])</text:span></text:p>
            <text:p text:style-name="P8"><text:span text:style-name="T11">[progettisti.pec]</text:span></text:p>
          </table:table-cell>
        </table:table-row>
      </table:table>
      <text:p text:style-name="P5"/>
      <text:p text:style-name="P3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2"><text:span text:style-name="T13">Oggetto:</text:span></text:p>
          </table:table-cell>
          <table:table-cell table:style-name="Tabella3.B1" office:value-type="string">
            <text:p text:style-name="P11"><text:span text:style-name="T7">[oggetto] in </text:span><text:span text:style-name="T8">[ubicazione]</text:span></text:p>
            <text:p text:style-name="P12"/>
          </table:table-cell>
        </table:table-row>
      </table:table>
      <text:p text:style-name="P3"/>
      <text:p text:style-name="Standard"><text:span text:style-name="T3"><text:s text:c="3"/></text:span><text:span text:style-name="T1"><text:tab/>RICHIESTA DOCUMENTAZIONE INTEGRATIVA.</text:span></text:p>
      <text:p text:style-name="P1"/>
      <text:p text:style-name="P13"><text:span text:style-name="T7">Con riferimento all’istanza in oggetto, da un primo esame risulta che quanto pervenuto non è corredato della documentazione necessaria per conseguire il titolo abilitativo all’attività edilizia.</text:span></text:p>
      <text:p text:style-name="P15"><text:span text:style-name="T7">Pertanto le SS.LL., sono tenute a produrre la documentazione di seguito elencata:</text:span></text:p>
      <text:p text:style-name="P14"/>
      <text:p text:style-name="P28"><text:span text:style-name="T7">In relazione a quanto sopra si fa presente che, sino a quando non si sarà provveduto all’adeguamento e completamento degli atti, si intende interrotto il procedimento, che potrà riprendere soltanto dopo l’avvenuta integrazione di tutti gli atti richiesti.</text:span></text:p>
      <text:p text:style-name="P16"/>
      <text:p text:style-name="P17"/>
      <text:p text:style-name="P34"><text:span text:style-name="T7">Si ricorda che per chiarimenti è possibile rivolgersi nei normali orari di ricevimento ( martedì e giovedì dalle ore 8,45 alle ore 12,00) al Geom. Caldarelli Cesarino, Responsabile della P.O: <text:s/>Sezione Edilizia Privata, o all’istruttore tecnico della pratica Arch. Sancineto Rosaura, oppure telefonando ai n. 0185/680352 e 0185/680380.</text:span></text:p>
      <text:p text:style-name="P18"/>
      <text:p text:style-name="P19"><text:span text:style-name="T7"><text:tab/>Distinti saluti.</text:span></text:p>
      <text:list xml:id="list2368325462" text:style-name="WWNum1">
        <text:list-item>
          <text:list>
            <text:list-item>
              <text:list>
                <text:list-item>
                  <text:h text:style-name="P35" text:outline-level="3"/>
                </text:list-item>
              </text:list>
            </text:list-item>
          </text:list>
        </text:list-item>
      </text:list>
      <text:p text:style-name="P6"/>
      <text:p text:style-name="P20"><text:span text:style-name="T7">IL DIRIGENTE</text:span></text:p>
      <text:p text:style-name="P20"><text:span text:style-name="T7">LA</text:span><text:span text:style-name="T9"> </text:span><text:span text:style-name="T7">RIPARTIZIONE VII </text:span></text:p>
      <text:p text:style-name="P20"><text:span text:style-name="T7">GESTIONE DEL TERRITORIO</text:span></text:p>
      <text:p text:style-name="P20"><text:span text:style-name="T7">Ing. Giorgio Ottonello</text:span></text:p>
      <text:p text:style-name="P22"/>
      <text:p text:style-name="P21"><text:span text:style-name="T7">ED/PR</text:span></text:p>
      <text:p text:style-name="P21"><text:span text:style-name="T12">RS</text:span></text:p>
      <text:list xml:id="list15315842401915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6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Internet_20_link" style:display-name="Internet link" style:family="text" style:parent-style-name="Carattere_20_predefinito_20_paragrafo">
      <style:text-properties fo:color="#0000ff" style:text-line-through-style="none" style:text-line-through-type="none" style:text-underline-style="none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4" style:family="table">
      <style:table-properties style:width="17.126cm" fo:margin-left="-0.123cm" fo:margin-top="0cm" fo:margin-bottom="0cm" table:align="left" style:writing-mode="lr-tb"/>
    </style:style>
    <style:style style:name="Tabella4.A" style:family="table-column">
      <style:table-column-properties style:column-width="2.625cm"/>
    </style:style>
    <style:style style:name="Tabella4.B" style:family="table-column">
      <style:table-column-properties style:column-width="14.499cm"/>
    </style:style>
    <style:style style:name="Tabella4.1" style:family="table-row">
      <style:table-row-properties style:min-row-height="2.469cm" fo:keep-together="auto"/>
    </style:style>
    <style:style style:name="Tabella4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Heading_20_9" style:list-style-name="WWNum1"/>
    <style:style style:name="MP6" style:family="paragraph" style:parent-style-name="Header">
      <style:paragraph-properties fo:text-align="center" style:justify-single-word="false"/>
    </style:style>
    <style:style style:name="MP7" style:family="paragraph">
      <loext:graphic-properties draw:fill="solid" draw:fill-color="#a0a0a0"/>
      <style:paragraph-properties fo:text-align="start"/>
      <style:text-properties fo:font-size="18pt"/>
    </style:style>
    <style:style style:name="MP8" style:family="paragraph" style:parent-style-name="Header">
      <style:text-properties style:font-name="Verdana" fo:font-size="9pt" style:font-size-asian="9pt" style:font-name-complex="Verdana1"/>
    </style:style>
    <style:style style:name="MP9" style:family="paragraph" style:parent-style-name="Footer">
      <style:paragraph-properties fo:text-align="center" style:justify-single-word="false"/>
    </style:style>
    <style:style style:name="MP10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T4" style:family="text">
      <style:text-properties style:font-weight-complex="normal"/>
    </style:style>
    <style:style style:name="MT5" style:family="text">
      <style:text-properties style:font-name="Verdana" fo:font-size="9pt" style:font-size-asian="9pt" style:font-name-complex="Verdana1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251cm" fo:margin-bottom="0.778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22cm" fo:margin-left="0cm" fo:margin-right="0cm" fo:margin-top="1.122cm" style:dynamic-spacing="tru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<draw:frame draw:style-name="Mfr1" draw:name="stemma" text:anchor-type="as-char" svg:width="2.268cm" svg:height="2.268cm" draw:z-index="0"><draw:image xlink:href="Pictures/100000000000020000000200C3705F521C8227EF.jpg" xlink:type="simple" xlink:show="embed" xlink:actuate="onLoad" loext:mime-type="image/jpeg"/></draw:frame></text:p>
            </table:table-cell>
            <table:table-cell table:style-name="Tabella4.A1" office:value-type="string">
              <text:p text:style-name="MP2"><text:span text:style-name="MT1">CITTA’ <text:s/>DI <text:s/>RAPALLO</text:span></text:p>
              <text:p text:style-name="MP3"><text:span text:style-name="MT2">Piazza delle Nazioni 4 – C.A.P. 16035 – Tel. 0185-6801 <text:s/>- <text:s/>Fax 0185-680238</text:span></text:p>
              <text:list xml:id="list2368325462" text:style-name="WWNum1">
                <text:list-item>
                  <text:h text:style-name="MP4" text:outline-level="1"><text:span text:style-name="MT3">RIPARTIZIONE VII – GESTIONE DEL TERRITORIO </text:span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h text:style-name="MP5" text:outline-level="9"><text:span text:style-name="MT4">P.zza Molfino 10 – III Piano - Tel. 0185-6801 <text:s/>- <text:s/>fax 0185-680385</text:span></text:h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>
        <text:p text:style-name="MP6"><draw:custom-shape text:anchor-type="as-char" draw:z-index="0" draw:style-name="Mgr1" draw:text-style-name="MP7" svg:width="17.00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8"/>
      </style:header>
      <style:footer>
        <text:p text:style-name="MP9"><text:span text:style-name="Page_20_Number"><text:span text:style-name="MT5">Gestione del Territorio – Sportello Unico per l’Edilizia (SUE)</text:span></text:span></text:p>
        <text:p text:style-name="MP9"><text:span text:style-name="MT5">email: </text:span><text:a xlink:type="simple" xlink:href="mailto:edilizia_privata@comune.rapallo.ge.it" text:style-name="ListLabel_20_1" text:visited-style-name="ListLabel_20_1"><text:span text:style-name="Internet_20_link"><text:span text:style-name="MT5">edilizia_privata@comune.rapallo.ge.it</text:span></text:span></text:a></text:p>
        <text:p text:style-name="MP9"><text:span text:style-name="MT5">pec: </text:span><text:a xlink:type="simple" xlink:href="mailto:protocollo@pec.comune.rapallo.ge.it" text:style-name="ListLabel_20_1" text:visited-style-name="ListLabel_20_1"><text:span text:style-name="Internet_20_link"><text:span text:style-name="MT5">protocollo@pec.comune.rapallo.ge.it</text:span></text:span></text:a></text:p>
        <text:p text:style-name="MP10"><text:span text:style-name="Page_20_Number"/></text:p>
        <text:p text:style-name="MP9"><text:span text:style-name="Page_20_Number"><text:span text:style-name="MT5">pagina </text:span></text:span><text:span text:style-name="Page_20_Number"><text:span text:style-name="MT5"><text:page-number text:select-page="current">1</text:page-number></text:span></text:span><text:span text:style-name="Page_20_Number"><text:span text:style-name="MT5"><text:s/>di </text:span></text:span><text:span text:style-name="Page_20_Number"><text:span text:style-name="MT5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3-10T09:21:00</meta:creation-date>
    <meta:initial-creator>Settore Urbanistica</meta:initial-creator>
    <dc:language>it-IT</dc:language>
    <meta:print-date>2002-01-17T15:12:00</meta:print-date>
    <dc:date>2019-02-19T15:11:58</dc:date>
    <meta:editing-cycles>19</meta:editing-cycles>
    <dc:title>Rif</dc:title>
    <meta:editing-duration>PT6M</meta:editing-duration>
    <meta:generator>LibreOffice/6.0.7.3$Linux_X86_64 LibreOffice_project/00m0$Build-3</meta:generator>
    <meta:document-statistic meta:table-count="4" meta:image-count="1" meta:object-count="0" meta:page-count="1" meta:paragraph-count="36" meta:word-count="217" meta:character-count="1769" meta:non-whitespace-character-count="1565"/>
    <meta:template xlink:type="simple" xlink:actuate="onRequest" xlink:title="Normal.dot" xlink:href=""/>
  </office:meta>
</office:document-meta>
</file>